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2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50" style:family="graphic" style:parent-style-name="standard">
      <style:graphic-properties draw:stroke="none" svg:stroke-color="#000000" draw:fill="solid" draw:fill-color="#800000" draw:textarea-horizontal-align="left" draw:auto-grow-height="true" draw:auto-grow-width="true" fo:min-height="0.529cm" fo:min-width="1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6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5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9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2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5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7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8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2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2cm"/>
    </style:style>
    <style:style style:name="gr94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4c4c4c" draw:marker-start-width="0.237cm" draw:marker-end-width="0.237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6" style:family="graphic" style:parent-style-name="objectwithoutfill">
      <style:graphic-properties svg:stroke-width="0.025cm" svg:stroke-color="#4c4c4c" draw:marker-start-width="0.237cm" draw:marker-end="Arrow_20_concave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97" style:family="graphic" style:parent-style-name="objectwithoutfill">
      <style:graphic-properties svg:stroke-width="0.051cm" svg:stroke-color="#666666" draw:marker-start="Arrow_20_concave" draw:marker-start-width="0.229cm" draw:marker-end="Arrow_20_concave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width="0.051cm" svg:stroke-color="#dc2300" draw:marker-start-width="0.276cm" draw:marker-end-width="0.276cm" draw:fill="solid" draw:fill-color="#dc2300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2" style:family="graphic" style:parent-style-name="standard">
      <style:graphic-properties draw:stroke="none" svg:stroke-color="#000000" draw:fill="solid" draw:fill-color="#0099ff" draw:textarea-horizontal-align="left" draw:auto-grow-height="true" draw:auto-grow-width="true" fo:min-height="0.529cm" fo:min-width="1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654cm"/>
    </style:style>
    <style:style style:name="gr10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108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109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3cm"/>
    </style:style>
    <style:style style:name="ro3" style:family="table-row">
      <style:table-row-properties style:row-height="0.633cm"/>
    </style:style>
    <style:style style:name="ce1" style:family="table-cell">
      <style:graphic-properties draw:fill="solid" draw:fill-color="#e6e6e6" style:repeat="repeat"/>
      <style:paragraph-properties fo:text-align="center" fo:border-left="0.03pt solid #000000" fo:border-right="0.03pt solid #000000" fo:border-top="0.03pt solid #000000" fo:border-bottom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="0.03pt solid #000000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end"/>
      <style:text-properties style:text-line-through-style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6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7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7.3999996185303pt"/>
    </style:style>
    <style:style style:name="P29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fo:color="#ffffff"/>
    </style:style>
    <style:style style:name="P35" style:family="paragraph">
      <style:paragraph-properties fo:text-align="end"/>
      <style:text-properties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color="#000000" fo:font-size="17.3999996185303pt" fo:font-weight="bold" style:font-weight-asian="bold" style:font-weight-complex="bold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end"/>
      <style:text-properties fo:font-size="18pt"/>
    </style:style>
    <style:style style:name="P40" style:family="paragraph">
      <style:paragraph-properties fo:text-align="end"/>
      <style:text-properties fo:color="#dc2300" fo:font-size="18pt" fo:font-weight="bold" style:font-weight-asian="bold" style:font-weight-complex="bold"/>
    </style:style>
    <style:style style:name="P41" style:family="paragraph">
      <style:paragraph-properties fo:text-align="start"/>
      <style:text-properties fo:color="#dc2300"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center"/>
      <style:text-properties fo:color="#666666"/>
    </style:style>
    <style:style style:name="P43" style:family="paragraph">
      <style:text-properties fo:color="#666666" fo:font-size="12pt" style:font-size-asian="12pt" style:font-size-complex="12pt"/>
    </style:style>
    <style:style style:name="P4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5" style:family="paragraph"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style:text-properties fo:font-size="20pt"/>
    </style:style>
    <style:style style:name="P47" style:family="paragraph">
      <style:paragraph-properties fo:text-align="start"/>
      <style:text-properties fo:font-weight="bold" style:font-weight-asian="bold" style:font-weight-complex="bold"/>
    </style:style>
    <style:style style:name="P48" style:family="paragraph">
      <style:paragraph-properties fo:margin-top="0cm" fo:margin-bottom="0.152cm" fo:text-align="center"/>
    </style:style>
    <style:style style:name="P49" style:family="paragraph">
      <style:paragraph-properties fo:margin-top="0cm" fo:margin-bottom="0.152cm"/>
    </style:style>
    <style:style style:name="P50" style:family="paragraph">
      <style:paragraph-properties fo:margin-top="0cm" fo:margin-bottom="0.152cm" fo:text-align="start"/>
    </style:style>
    <style:style style:name="P51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10pt" fo:font-weight="bold" style:font-size-asian="18pt" style:font-weight-asian="bold" style:font-size-complex="18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line-through-style="none" fo:font-size="10pt" style:font-size-asian="10pt" style:font-size-complex="10pt"/>
    </style:style>
    <style:style style:name="T23" style:family="text">
      <style:text-properties style:text-line-through-style="none" fo:font-size="8pt" style:font-size-asian="8pt" style:font-size-complex="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ffffff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fo:font-size="8pt" fo:font-weight="bold" style:font-size-asian="8pt" style:font-weight-asian="bold" style:font-size-complex="8pt" style:font-weight-complex="bold"/>
    </style:style>
    <style:style style:name="T34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666666" fo:font-size="12pt" style:font-size-asian="12pt" style:font-size-complex="12pt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41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42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43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44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6.161cm" svg:height="14.224cm" svg:x="0.889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7.62cm" svg:x="7.055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6cm" svg:y1="4.983cm" svg:x2="6.486cm" svg:y2="4.983cm" draw:start-shape="id22" draw:start-glue-point="1" draw:end-shape="id23" draw:end-glue-point="3" svg:d="m3160 4983h332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0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0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6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8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8" draw:text-style-name="P13" draw:layer="layout" svg:width="5.341cm" svg:height="0.569cm" svg:x="4.355cm" svg:y="10.3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0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2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030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glue-point draw:id="4" svg:x="5.001cm" svg:y="2.11cm"/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139cm">
          <draw:text-box>
            <text:p text:style-name="P11"><text:span text:style-name="T13">172.16.64.10</text:span></text:p>
            <text:p text:style-name="P11"><text:span text:style-name="T14">tap0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0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48cm" svg:height="0.607cm" svg:x="5.231cm" svg:y="4.155cm">
          <draw:text-box>
            <text:p><text:span text:style-name="T14">tap010</text:span></text:p>
          </draw:text-box>
        </draw:frame>
        <draw:frame draw:style-name="gr35" draw:text-style-name="P17" draw:layer="layout" svg:width="1.48cm" svg:height="0.607cm" svg:x="5.332cm" svg:y="8.556cm">
          <draw:text-box>
            <text:p><text:span text:style-name="T14">tap020</text:span></text:p>
          </draw:text-box>
        </draw:frame>
        <draw:frame draw:style-name="gr35" draw:text-style-name="P17" draw:layer="layout" svg:width="1.48cm" svg:height="0.607cm" svg:x="11.333cm" svg:y="8.357cm">
          <draw:text-box>
            <text:p><text:span text:style-name="T14">tap031</text:span></text:p>
          </draw:text-box>
        </draw:frame>
        <draw:frame draw:style-name="gr35" draw:text-style-name="P17" draw:layer="layout" svg:width="1.48cm" svg:height="0.607cm" svg:x="24.466cm" svg:y="5.059cm">
          <draw:text-box>
            <text:p><text:span text:style-name="T14">tap040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706cm" svg:height="1.523cm" svg:x="22.144cm" svg:y="5.926cm">
          <draw:text-box>
            <text:p text:style-name="P1"><text:span text:style-name="T15">Cover Server Address Mapping</text:span></text:p>
            <text:p text:style-name="P1"><text:span text:style-name="T18">172.16.64.11: vhost1</text:span></text:p>
            <text:p text:style-name="P1"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2" draw:text-style-name="P1" draw:layer="layout" svg:x1="8.833cm" svg:y1="7.255cm" svg:x2="9.595cm" svg:y2="6.3cm">
            <text:p/>
          </draw:line>
          <draw:line draw:style-name="gr42" draw:text-style-name="P1" draw:layer="layout" svg:x1="8.833cm" svg:y1="7.824cm" svg:x2="9.341cm" svg:y2="8.84cm">
            <text:p/>
          </draw:line>
        </draw:g>
        <draw:custom-shape draw:style-name="gr45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.054cm" svg:y="5.581cm">
          <draw:text-box>
            <text:p text:style-name="P11"><text:span text:style-name="T13">10.6.5.190</text:span></text:p>
          </draw:text-box>
        </draw:frame>
        <draw:frame draw:style-name="gr40" draw:text-style-name="P16" draw:layer="layout" svg:width="0.853cm" svg:height="0.963cm" svg:x="1.706cm" svg:y="3.482cm">
          <draw:text-box>
            <text:p><text:span text:style-name="T17">6</text:span></text:p>
          </draw:text-box>
        </draw:frame>
        <draw:frame draw:style-name="gr35" draw:text-style-name="P18" draw:layer="layout" svg:width="1.886cm" svg:height="0.569cm" svg:x="5.157cm" svg:y="17.146cm">
          <draw:text-box>
            <text:p><text:span text:style-name="T18">Bridge: br0</text:span></text:p>
          </draw:text-box>
        </draw:frame>
        <draw:g>
          <draw:custom-shape draw:style-name="gr2" draw:text-style-name="P1" draw:layer="layout" svg:width="2.305cm" svg:height="1.615cm" svg:x="1.124cm" svg:y="12.7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1" draw:layer="layout" svg:width="2.06cm" svg:height="0.963cm" svg:x="1.246cm" svg:y="13.062cm">
            <draw:text-box>
              <text:p text:style-name="P1"><text:span text:style-name="T19">Command</text:span></text:p>
              <text:p text:style-name="P1"><text:span text:style-name="T19">Post</text:span></text:p>
            </draw:text-box>
          </draw:frame>
        </draw:g>
        <draw:frame draw:style-name="standard" draw:layer="layout" svg:width="5.632cm" svg:height="3.013cm" svg:x="11.288cm" svg:y="11.6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20">VPS Proxy Port</text:span></text:p>
                <text:p text:style-name="P1"><text:span text:style-name="T20">Redirection Ma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20">Inbound</text:span></text:p>
              </table:table-cell>
              <table:table-cell>
                <text:p text:style-name="P1"><text:span text:style-name="T20">Redirected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1">80</text:span></text:p>
              </table:table-cell>
              <table:table-cell>
                <text:p text:style-name="P1"><text:span text:style-name="T21">800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1">443</text:span></text:p>
              </table:table-cell>
              <table:table-cell>
                <text:p text:style-name="P1"><text:span text:style-name="T21">443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46" draw:start-glue-point="1" draw:end-shape="id4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46" draw:end-shape="id4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4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46" draw:start-glue-point="1" draw:end-shape="id5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51" draw:id="id5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51" draw:start-glue-point="2" draw:end-shape="id5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53" draw:id="id5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9" draw:id="id5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52" draw:start-glue-point="1" draw:end-shape="id5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5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55" draw:start-glue-point="2" draw:end-shape="id5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52" draw:id="id5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4" draw:id="id5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56" draw:id="id5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57" draw:id="id5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56" draw:start-glue-point="1" draw:end-shape="id5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56" draw:end-shape="id5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xml:id="id55" draw:id="id5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60" draw:id="id6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55" draw:start-glue-point="3" draw:end-shape="id6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56" draw:start-glue-point="1" draw:end-shape="id6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61" draw:id="id6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61" draw:start-glue-point="2" draw:end-shape="id6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63" draw:id="id6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9" draw:id="id6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62" draw:start-glue-point="1" draw:end-shape="id6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6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65" draw:start-glue-point="2" draw:end-shape="id6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62" draw:id="id6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4" draw:id="id6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8" draw:id="id6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6" draw:id="id6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67" draw:id="id6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66" draw:start-glue-point="1" draw:end-shape="id6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66" draw:end-shape="id6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xml:id="id65" draw:id="id6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70" draw:id="id7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65" draw:start-glue-point="3" draw:end-shape="id7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66" draw:start-glue-point="1" draw:end-shape="id7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71" draw:id="id7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71" draw:start-glue-point="2" draw:end-shape="id7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4">SinnerTwin Deployment Environment</text:span></text:p>
          </draw:text-box>
        </draw:frame>
        <draw:frame draw:style-name="gr53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custom-shape draw:style-name="gr13" draw:text-style-name="P1" xml:id="id72" draw:id="id7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3" draw:layer="layout" svg:width="24.002cm" svg:height="1.04cm" svg:x="1.968cm" svg:y="1.376cm" presentation:class="title" presentation:user-transformed="true">
          <draw:text-box>
            <text:p><text:span text:style-name="T25">Hive Operation</text:span></text:p>
          </draw:text-box>
        </draw:frame>
        <draw:g>
          <draw:frame draw:style-name="gr54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72" draw:start-glue-point="1" draw:end-shape="id73" svg:d="m8584 4812 11283 79">
          <text:p/>
        </draw:connector>
        <draw:g xml:id="id73" draw:id="id7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6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7" draw:text-style-name="P1" draw:layer="layout" svg:x1="19.445cm" svg:y1="6.825cm" svg:x2="9.042cm" svg:y2="6.825cm">
            <text:p/>
          </draw:line>
          <draw:frame draw:style-name="gr58" draw:text-style-name="P24" draw:layer="layout" svg:width="2.029cm" svg:height="0.798cm" svg:x="13.322cm" svg:y="6.166cm">
            <draw:text-box>
              <text:p><text:span text:style-name="T26">Trigger</text:span></text:p>
            </draw:text-box>
          </draw:frame>
        </draw:g>
        <draw:g>
          <draw:line draw:style-name="gr57" draw:text-style-name="P1" draw:layer="layout" svg:x1="9.042cm" svg:y1="8.641cm" svg:x2="19.445cm" svg:y2="8.641cm">
            <text:p/>
          </draw:line>
          <draw:frame draw:style-name="gr59" draw:text-style-name="P24" draw:layer="layout" svg:width="2.504cm" svg:height="0.798cm" svg:x="13.106cm" svg:y="8.08cm">
            <draw:text-box>
              <text:p><text:span text:style-name="T26">Call-back</text:span></text:p>
            </draw:text-box>
          </draw:frame>
        </draw:g>
        <draw:line draw:style-name="gr57" draw:text-style-name="P1" draw:layer="layout" svg:x1="19.445cm" svg:y1="9.922cm" svg:x2="9.042cm" svg:y2="9.922cm">
          <text:p/>
        </draw:line>
        <draw:frame draw:style-name="gr60" draw:text-style-name="P25" draw:layer="layout" svg:width="2.727cm" svg:height="0.798cm" svg:x="13.011cm" svg:y="9.317cm">
          <draw:text-box>
            <text:p><text:span text:style-name="T26">shell open</text:span></text:p>
          </draw:text-box>
        </draw:frame>
        <draw:frame draw:style-name="gr61" draw:text-style-name="P25" draw:layer="layout" svg:width="1.68cm" svg:height="0.798cm" svg:x="6.832cm" svg:y="2.941cm">
          <draw:text-box>
            <text:p><text:span text:style-name="T26">hived</text:span></text:p>
          </draw:text-box>
        </draw:frame>
        <draw:frame draw:style-name="gr62" draw:text-style-name="P25" draw:layer="layout" svg:width="4.252cm" svg:height="0.798cm" svg:x="19.215cm" svg:y="2.942cm">
          <draw:text-box>
            <text:p><text:span text:style-name="T26">hclient / cutthroat</text:span></text:p>
          </draw:text-box>
        </draw:frame>
        <draw:frame draw:style-name="gr63" draw:text-style-name="P26" draw:layer="layout" svg:width="4.625cm" svg:height="1.143cm" svg:x="19.691cm" svg:y="6.136cm">
          <draw:text-box>
            <text:p><text:span text:style-name="T27">$ ./cutthroat ./hive</text:span></text:p>
            <text:p><text:span text:style-name="T27">&gt; ilm connect &lt;target IP&gt;</text:span></text:p>
          </draw:text-box>
        </draw:frame>
        <draw:frame draw:style-name="gr64" draw:text-style-name="P26" draw:layer="layout" svg:width="7.46cm" svg:height="0.709cm" svg:x="19.691cm" svg:y="9.33cm">
          <draw:text-box>
            <text:p><text:span text:style-name="T27">&gt; shell open &lt;client IP&gt; &lt;client port&gt; &lt;pw&gt;</text:span></text:p>
          </draw:text-box>
        </draw:frame>
        <draw:line draw:style-name="gr65" draw:text-style-name="P1" draw:layer="layout" svg:x1="7.165cm" svg:y1="5.917cm" svg:x2="9.281cm" svg:y2="5.917cm">
          <text:p/>
        </draw:line>
        <draw:frame draw:style-name="gr66" draw:text-style-name="P27" draw:layer="layout" svg:width="3.196cm" svg:height="0.798cm" svg:x="9.125cm" svg:y="5.542cm">
          <draw:text-box>
            <text:p><text:span text:style-name="T28">Listening port</text:span></text:p>
          </draw:text-box>
        </draw:frame>
        <draw:custom-shape draw:style-name="gr67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7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8" draw:text-style-name="P1" draw:layer="layout" svg:width="0.726cm" svg:height="0.737cm" svg:x="6.425cm" svg:y="7.531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983cm" svg:x="6.336cm" svg:y="6.47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8" draw:layer="layout" svg:width="0.845cm" svg:height="0.839cm" svg:x="6.589cm" svg:y="6.878cm">
          <draw:text-box>
            <text:p><text:span text:style-name="T29">P</text:span></text:p>
          </draw:text-box>
        </draw:frame>
        <draw:frame draw:style-name="gr69" draw:text-style-name="P28" draw:layer="layout" svg:width="0.845cm" svg:height="0.839cm" svg:x="6.971cm" svg:y="9.392cm">
          <draw:text-box>
            <text:p><text:span text:style-name="T29">P</text:span></text:p>
          </draw:text-box>
        </draw:frame>
        <draw:frame draw:style-name="gr70" draw:text-style-name="P28" draw:layer="layout" svg:width="0.872cm" svg:height="0.839cm" svg:x="7.639cm" svg:y="9.392cm">
          <draw:text-box>
            <text:p><text:span text:style-name="T29">C</text:span></text:p>
          </draw:text-box>
        </draw:frame>
        <draw:frame draw:style-name="gr70" draw:text-style-name="P28" draw:layer="layout" svg:width="0.872cm" svg:height="0.839cm" svg:x="7.258cm" svg:y="6.878cm">
          <draw:text-box>
            <text:p><text:span text:style-name="T29">C</text:span></text:p>
          </draw:text-box>
        </draw:frame>
        <draw:custom-shape draw:style-name="gr67" draw:text-style-name="P1" draw:layer="layout" svg:width="0.492cm" svg:height="0.615cm" svg:x="6.431cm" svg:y="5.63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1" draw:text-style-name="P29" draw:layer="layout" svg:width="2.42cm" svg:height="0.709cm" svg:x="8.397cm" svg:y="9.897cm">
          <draw:text-box>
            <text:p><text:span text:style-name="T30">launchShell</text:span></text:p>
          </draw:text-box>
        </draw:frame>
        <draw:frame draw:style-name="gr72" draw:text-style-name="P29" draw:layer="layout" svg:width="3.547cm" svg:height="0.709cm" svg:x="8.397cm" svg:y="9.125cm">
          <draw:text-box>
            <text:p><text:span text:style-name="T30">StartClientSession</text:span></text:p>
          </draw:text-box>
        </draw:frame>
        <draw:frame draw:style-name="gr73" draw:text-style-name="P29" draw:layer="layout" svg:width="4.386cm" svg:height="0.709cm" svg:x="8.397cm" svg:y="8.061cm">
          <draw:text-box>
            <text:p><text:span text:style-name="T30">TriggerCallbackSession</text:span></text:p>
          </draw:text-box>
        </draw:frame>
        <draw:frame draw:style-name="gr74" draw:text-style-name="P29" draw:layer="layout" svg:width="4.394cm" svg:height="0.709cm" svg:x="8.397cm" svg:y="7.577cm">
          <draw:text-box>
            <text:p><text:span text:style-name="T30">start_triggered_connect</text:span></text:p>
          </draw:text-box>
        </draw:frame>
        <draw:frame draw:style-name="gr75" draw:text-style-name="P29" draw:layer="layout" svg:width="2.642cm" svg:height="0.709cm" svg:x="3.741cm" svg:y="6.998cm">
          <draw:text-box>
            <text:p><text:span text:style-name="T30">fork_process</text:span></text:p>
          </draw:text-box>
        </draw:frame>
        <draw:frame draw:style-name="gr76" draw:text-style-name="P29" draw:layer="layout" svg:width="2.647cm" svg:height="0.709cm" svg:x="6.859cm" svg:y="6.032cm">
          <draw:text-box>
            <text:p><text:span text:style-name="T30">TriggerListen</text:span></text:p>
          </draw:text-box>
        </draw:frame>
        <draw:custom-shape draw:style-name="gr68" draw:text-style-name="P1" draw:layer="layout" svg:width="0.726cm" svg:height="0.737cm" svg:x="6.805cm" svg:y="10.04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" draw:layer="layout" svg:width="0.492cm" svg:height="0.615cm" svg:x="6.814cm" svg:y="8.92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5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7" draw:text-style-name="P1" draw:layer="layout" svg:x1="19.445cm" svg:y1="10.89cm" svg:x2="9.042cm" svg:y2="10.89cm">
          <text:p/>
        </draw:line>
        <draw:frame draw:style-name="gr78" draw:text-style-name="P30" draw:layer="layout" svg:width="1.541cm" svg:height="0.798cm" svg:x="13.55cm" svg:y="10.286cm">
          <draw:text-box>
            <text:p text:style-name="P1"><text:span text:style-name="T26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frame presentation:style-name="pr4" draw:text-style-name="P31" draw:layer="layout" svg:width="24.002cm" svg:height="0.945cm" svg:x="1.967cm" svg:y="1.202cm" presentation:class="title" presentation:user-transformed="true">
          <draw:text-box>
            <text:p><text:span text:style-name="T25">Raw TCP/UDP Trigger</text:span></text:p>
          </draw:text-box>
        </draw:frame>
        <draw:custom-shape draw:style-name="gr45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1.432cm" svg:y1="5.839cm" svg:x2="10.67cm" svg:y2="7.109cm">
          <text:p/>
        </draw:line>
        <draw:custom-shape draw:style-name="gr82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6.474cm" svg:x2="5.5cm" svg:y2="6.474cm">
          <text:p/>
        </draw:line>
        <draw:line draw:style-name="gr85" draw:text-style-name="P9" draw:layer="layout" svg:x1="11.4cm" svg:y1="6.474cm" svg:x2="12.716cm" svg:y2="6.474cm">
          <text:p/>
        </draw:line>
        <draw:frame draw:style-name="gr35" draw:text-style-name="P32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2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2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6" draw:text-style-name="P32" xml:id="id74" draw:id="id7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7" draw:text-style-name="P9" draw:layer="layout" draw:type="line" svg:x1="12.945cm" svg:y1="5.113cm" svg:x2="1.259cm" svg:y2="5.148cm" draw:start-shape="id74" draw:start-glue-point="3" svg:d="m12945 5113-11686 35">
          <text:p/>
        </draw:connector>
        <draw:connector draw:style-name="gr87" draw:text-style-name="P9" draw:layer="layout" draw:type="line" svg:x1="14.996cm" svg:y1="5.113cm" svg:x2="26.776cm" svg:y2="5.171cm" draw:start-shape="id7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5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5.032cm" svg:y1="14.35cm" svg:x2="14.27cm" svg:y2="15.62cm">
          <text:p/>
        </draw:line>
        <draw:custom-shape draw:style-name="gr88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14.985cm" svg:x2="5.5cm" svg:y2="14.985cm">
          <text:p/>
        </draw:line>
        <draw:line draw:style-name="gr85" draw:text-style-name="P9" draw:layer="layout" svg:x1="11.4cm" svg:y1="14.985cm" svg:x2="12.716cm" svg:y2="14.985cm">
          <text:p/>
        </draw:line>
        <draw:frame draw:style-name="gr35" draw:text-style-name="P32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9" draw:text-style-name="P32" xml:id="id75" draw:id="id7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7" draw:text-style-name="P9" draw:layer="layout" draw:type="line" svg:x1="10.441cm" svg:y1="13.636cm" svg:x2="1.259cm" svg:y2="13.671cm" draw:start-shape="id75" draw:start-glue-point="3" svg:d="m10441 13636-9182 35">
          <text:p/>
        </draw:connector>
        <draw:connector draw:style-name="gr87" draw:text-style-name="P9" draw:layer="layout" draw:type="line" svg:x1="17.5cm" svg:y1="13.636cm" svg:x2="26.776cm" svg:y2="13.694cm" draw:start-shape="id7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3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8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2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2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80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2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90" draw:text-style-name="P32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2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2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2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3" draw:layer="layout" svg:width="4.189cm" svg:height="0.725cm" svg:x="1.397cm" svg:y="3.683cm">
          <draw:text-box>
            <text:p><text:span text:style-name="T26">Hive 2.5 Algorithm</text:span></text:p>
          </draw:text-box>
        </draw:frame>
        <draw:frame draw:style-name="gr35" draw:text-style-name="P33" draw:layer="layout" svg:width="4.189cm" svg:height="0.725cm" svg:x="1.397cm" svg:y="12.084cm">
          <draw:text-box>
            <text:p><text:span text:style-name="T26">Hive 2.6 Algorithm</text:span></text:p>
          </draw:text-box>
        </draw:frame>
        <draw:line draw:style-name="gr81" draw:text-style-name="P9" draw:layer="layout" svg:x1="25.232cm" svg:y1="14.35cm" svg:x2="24.47cm" svg:y2="15.62cm">
          <text:p/>
        </draw:line>
        <draw:line draw:style-name="gr85" draw:text-style-name="P9" draw:layer="layout" svg:x1="20.893cm" svg:y1="14.985cm" svg:x2="19.577cm" svg:y2="14.985cm">
          <text:p/>
        </draw:line>
        <draw:line draw:style-name="gr85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6" draw:text-style-name="P34" draw:layer="layout" svg:width="24.002cm" svg:height="3.393cm" svg:x="1.967cm" svg:y="1.444cm" presentation:class="title" presentation:user-transformed="true">
          <draw:text-box>
            <text:p><text:span text:style-name="T31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77" draw:id="id77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76" draw:start-glue-point="1" draw:end-shape="id77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78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76" draw:id="id76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78" draw:id="id78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82" draw:id="id82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89" draw:id="id89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47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81" draw:id="id81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344cm">
          <draw:text-box>
            <text:p text:style-name="P11"><text:span text:style-name="T34">VPN tunnels</text:span></text:p>
          </draw:text-box>
        </draw:frame>
        <draw:custom-shape draw:style-name="gr94" draw:text-style-name="P1" xml:id="id80" draw:id="id80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79" draw:id="id79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79" draw:start-glue-point="0" draw:end-shape="id80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2.31cm" svg:height="0.887cm" svg:x="11.831cm" svg:y="9.777cm">
          <draw:text-box>
            <text:p text:style-name="P11"><text:span text:style-name="T15">eth1</text:span></text:p>
            <text:p text:style-name="P11"><text:span text:style-name="T15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80" draw:start-glue-point="1" draw:end-shape="id81" svg:d="m16989 10628h2688v-2385h2676">
          <text:p/>
        </draw:connector>
        <draw:connector draw:style-name="gr7" draw:text-style-name="P1" draw:layer="layout" svg:x1="16.989cm" svg:y1="10.628cm" svg:x2="22.326cm" svg:y2="13.443cm" draw:start-shape="id80" draw:start-glue-point="1" draw:end-shape="id82" svg:d="m16989 10628h2675v2815h2662">
          <text:p/>
        </draw:connector>
        <draw:connector draw:style-name="gr99" draw:text-style-name="P1" draw:layer="layout" draw:line-skew="-0.299cm" svg:x1="14.703cm" svg:y1="10.628cm" svg:x2="9.211cm" svg:y2="8.183cm" draw:start-shape="id80" draw:start-glue-point="3" draw:end-shape="id77" draw:end-glue-point="1" svg:d="m14703 10628h-3050v-2445h-2442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draw:line-skew="-0.024cm" svg:x1="9.164cm" svg:y1="12.649cm" svg:x2="14.703cm" svg:y2="10.628cm" draw:end-shape="id80" svg:d="m9164 12649h2489v-2021h3050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87" draw:id="id87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83" draw:id="id83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77" draw:start-glue-point="3" draw:end-shape="id83" draw:end-glue-point="1" svg:d="m8001 8183h-2083v-1487h-2083">
          <text:p/>
        </draw:connector>
        <draw:frame draw:style-name="gr103" draw:text-style-name="P45" xml:id="id88" draw:id="id88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84" draw:id="id84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77" draw:start-glue-point="3" draw:end-shape="id84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85" draw:id="id85" draw:layer="layout" svg:width="2.177cm" svg:height="0.911cm" svg:x="11.011cm" svg:y="7.073cm">
          <draw:text-box>
            <text:p text:style-name="P12"><text:span text:style-name="T34">tun0</text:span></text:p>
            <text:p text:style-name="P12"><text:span text:style-name="T34">10.177.77.10</text:span></text:p>
          </draw:text-box>
        </draw:frame>
        <draw:connector draw:style-name="gr96" draw:text-style-name="P19" draw:layer="layout" draw:type="line" svg:x1="11.011cm" svg:y1="7.528cm" svg:x2="9.211cm" svg:y2="8.183cm" draw:start-shape="id85" draw:start-glue-point="3" draw:end-shape="id77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86" draw:id="id86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81" draw:start-glue-point="1" draw:end-shape="id86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82" draw:start-glue-point="1" draw:end-shape="id86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87" draw:start-glue-point="1" draw:end-shape="id88" draw:end-glue-point="3" svg:d="m4299 17121h2386">
          <text:p/>
        </draw:connector>
        <draw:frame draw:style-name="gr103" draw:text-style-name="P45" xml:id="id90" draw:id="id90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89" draw:end-shape="id90" draw:end-glue-point="0" svg:d="m15846 11271v1410">
          <text:p/>
        </draw:connector>
        <draw:frame draw:style-name="gr35" draw:text-style-name="P36" draw:layer="layout" svg:width="2.441cm" svg:height="0.489cm" svg:x="3.666cm" svg:y="6.584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085cm">
          <draw:text-box>
            <text:p text:style-name="P12"><text:span text:style-name="T38">00:0C:42:99:8A:E1</text:span></text:p>
          </draw:text-box>
        </draw:frame>
        <draw:g xml:id="id91" draw:id="id91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91" draw:end-shape="id77" draw:end-glue-point="3" svg:d="m3836 9696h2083v-1513h2082">
          <text:p/>
        </draw:connector>
        <draw:frame draw:style-name="gr35" draw:text-style-name="P36" draw:layer="layout" svg:width="2.377cm" svg:height="0.489cm" svg:x="3.667cm" svg:y="9.585cm">
          <draw:text-box>
            <text:p text:style-name="P12"><text:span text:style-name="T38">00:03:BA:86:6A:</text:span><text:span text:style-name="T39">78</text:span></text:p>
          </draw:text-box>
        </draw:frame>
        <draw:frame draw:style-name="gr35" draw:text-style-name="P36" draw:layer="layout" svg:width="2.441cm" svg:height="0.489cm" svg:x="3.667cm" svg:y="6.58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2.348cm" svg:height="0.489cm" svg:x="3.668cm" svg:y="8.086cm">
          <draw:text-box>
            <text:p text:style-name="P12"><text:span text:style-name="T38">52:54:00:9A:B0:72</text:span></text:p>
          </draw:text-box>
        </draw:frame>
        <draw:frame draw:style-name="gr35" draw:text-style-name="P36" draw:layer="layout" svg:width="2.441cm" svg:height="0.489cm" svg:x="3.668cm" svg:y="6.586cm">
          <draw:text-box>
            <text:p text:style-name="P12"><text:span text:style-name="T38">00:0C:42:4D:7B:DE</text:span></text:p>
          </draw:text-box>
        </draw:frame>
        <draw:g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93" draw:id="id93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92" draw:start-glue-point="1" draw:end-shape="id93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94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92" draw:id="id92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94" draw:id="id94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99" draw:id="id99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97" draw:id="id97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lue-point draw:id="11" svg:x="5.001cm" svg:y="2.334cm"/>
          <draw:glue-point draw:id="12" svg:x="5.001cm" svg:y="-1.931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153cm" svg:height="0.887cm" svg:x="20.268cm" svg:y="12.632cm">
          <draw:text-box>
            <text:p text:style-name="P11"><text:span text:style-name="T15">eth1</text:span></text:p>
            <text:p text:style-name="P11"><text:span text:style-name="T15">172.16.65.10</text:span></text:p>
          </draw:text-box>
        </draw:frame>
        <draw:g xml:id="id98" draw:id="id98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9.24cm">
          <draw:text-box>
            <text:p text:style-name="P12"><text:span text:style-name="T15">eth2:1</text:span></text:p>
            <text:p text:style-name="P12"><text:span text:style-name="T15">172.16.64.1</text:span></text:p>
          </draw:text-box>
          <draw:glue-point draw:id="4" svg:x="-2.439cm" svg:y="-4.994cm"/>
        </draw:frame>
        <draw:frame draw:style-name="gr35" draw:text-style-name="P40" draw:layer="layout" svg:width="2.174cm" svg:height="0.569cm" svg:x="9.657cm" svg:y="10.044cm">
          <draw:text-box>
            <text:p text:style-name="P11"><text:span text:style-name="T34">VPN tunnels</text:span></text:p>
          </draw:text-box>
        </draw:frame>
        <draw:custom-shape draw:style-name="gr94" draw:text-style-name="P1" xml:id="id96" draw:id="id96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95" draw:id="id95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95" draw:start-glue-point="0" draw:end-shape="id96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65cm" svg:height="0.727cm" svg:x="12.231cm" svg:y="9.177cm">
          <draw:text-box>
            <text:p text:style-name="P11"><text:span text:style-name="T38">eth1</text:span></text:p>
            <text:p text:style-name="P11"><text:span text:style-name="T38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7.78cm" svg:y1="10.034cm" svg:x2="22.353cm" svg:y2="8.243cm" draw:start-shape="id97" draw:start-glue-point="12" draw:end-shape="id98" svg:d="m17780 10034h2287v-1791h2286">
          <text:p/>
        </draw:connector>
        <draw:connector draw:style-name="gr7" draw:text-style-name="P1" draw:layer="layout" svg:x1="17.78cm" svg:y1="10.794cm" svg:x2="22.326cm" svg:y2="13.443cm" draw:start-shape="id97" draw:start-glue-point="11" draw:end-shape="id99" svg:d="m17780 10794h2274v2649h2272">
          <text:p/>
        </draw:connector>
        <draw:connector draw:style-name="gr99" draw:text-style-name="P1" draw:layer="layout" svg:x1="13.913cm" svg:y1="9.78cm" svg:x2="9.211cm" svg:y2="8.183cm" draw:start-shape="id97" draw:start-glue-point="6" draw:end-shape="id93" draw:end-glue-point="1" svg:d="m13913 9780h-2351v-1597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00" draw:start-glue-point="1" draw:end-shape="id97" draw:end-glue-point="8" svg:d="m9211 12649h2351v-1855h2351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05" draw:id="id105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01" draw:id="id101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93" draw:start-glue-point="3" draw:end-shape="id101" draw:end-glue-point="1" svg:d="m8001 8183h-2083v-1487h-2083">
          <text:p/>
        </draw:connector>
        <draw:frame draw:style-name="gr103" draw:text-style-name="P45" xml:id="id106" draw:id="id106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02" draw:id="id102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93" draw:start-glue-point="3" draw:end-shape="id102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103" draw:id="id103" draw:layer="layout" svg:width="2.02cm" svg:height="0.911cm" svg:x="11.011cm" svg:y="7.073cm">
          <draw:text-box>
            <text:p text:style-name="P12"><text:span text:style-name="T34">tun0</text:span></text:p>
            <text:p text:style-name="P12"><text:span text:style-name="T34">10.177.77.a</text:span></text:p>
          </draw:text-box>
        </draw:frame>
        <draw:connector draw:style-name="gr96" draw:text-style-name="P19" draw:layer="layout" draw:type="line" svg:x1="11.011cm" svg:y1="7.528cm" svg:x2="9.211cm" svg:y2="8.183cm" draw:start-shape="id103" draw:start-glue-point="3" draw:end-shape="id93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04" draw:id="id104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98" draw:start-glue-point="1" draw:end-shape="id104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99" draw:start-glue-point="1" draw:end-shape="id104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105" draw:start-glue-point="1" draw:end-shape="id106" draw:end-glue-point="3" svg:d="m4299 17121h2386">
          <text:p/>
        </draw:connector>
        <draw:frame draw:style-name="gr103" draw:text-style-name="P45" xml:id="id107" draw:id="id107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97" draw:end-shape="id107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08" draw:id="id108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108" draw:end-shape="id93" draw:end-glue-point="3" svg:d="m3836 9696h2083v-1513h2082">
          <text:p/>
        </draw:connector>
        <draw:frame draw:style-name="gr35" draw:text-style-name="P36" draw:layer="layout" svg:width="2.377cm" svg:height="0.489cm" svg:x="3.667cm" svg:y="9.634cm">
          <draw:text-box>
            <text:p text:style-name="P47"><text:span text:style-name="T38">00:03:BA:86:6A:</text:span><text:span text:style-name="T38">78</text:span></text:p>
          </draw:text-box>
        </draw:frame>
        <draw:frame draw:style-name="gr35" draw:text-style-name="P36" draw:layer="layout" svg:width="2.348cm" svg:height="0.489cm" svg:x="3.668cm" svg:y="8.12cm">
          <draw:text-box>
            <text:p text:style-name="P12"><text:span text:style-name="T38">52:54:00:9A:B0:72</text:span></text:p>
          </draw:text-box>
        </draw:frame>
        <draw:g xml:id="id100" draw:id="id100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65cm" svg:height="0.727cm" svg:x="12.232cm" svg:y="10.178cm">
          <draw:text-box>
            <text:p text:style-name="P11"><text:span text:style-name="T38">eth1:1</text:span></text:p>
            <text:p text:style-name="P11"><text:span text:style-name="T38">172.16.63.102</text:span></text:p>
          </draw:text-box>
        </draw:frame>
        <draw:connector draw:style-name="gr4" draw:text-style-name="P1" draw:layer="layout" draw:line-skew="0.941cm" svg:x1="13.913cm" svg:y1="9.78cm" svg:x2="14.703cm" svg:y2="10.628cm" draw:start-shape="id97" draw:start-glue-point="6" draw:end-shape="id96" draw:end-glue-point="3" svg:d="m13913 9780h438v848h352">
          <text:p/>
        </draw:connector>
        <draw:connector draw:style-name="gr4" draw:text-style-name="P1" draw:layer="layout" draw:line-skew="0.687cm" svg:x1="13.913cm" svg:y1="10.794cm" svg:x2="14.703cm" svg:y2="10.628cm" draw:start-shape="id97" draw:start-glue-point="8" draw:end-shape="id96" svg:d="m13913 10794h184v-166h606">
          <text:p/>
        </draw:connector>
        <draw:frame draw:style-name="gr35" draw:text-style-name="P35" draw:layer="layout" svg:width="1.971cm" svg:height="0.887cm" svg:x="20.549cm" svg:y="8.231cm">
          <draw:text-box>
            <text:p text:style-name="P11"><text:span text:style-name="T15">eth1:1 <text:s text:c="2"/>.11</text:span></text:p>
            <text:p text:style-name="P11"><text:span text:style-name="T15">eth1:2 <text:s text:c="2"/>.12</text:span></text:p>
          </draw:text-box>
        </draw:frame>
        <draw:frame draw:style-name="gr35" draw:text-style-name="P35" draw:layer="layout" svg:width="1.971cm" svg:height="0.887cm" svg:x="20.45cm" svg:y="13.432cm">
          <draw:text-box>
            <text:p text:style-name="P11"><text:span text:style-name="T15">eth1:1 <text:s text:c="2"/>.11</text:span></text:p>
            <text:p text:style-name="P11"><text:span text:style-name="T15">eth1:2 <text:s text:c="2"/>.12</text:span></text:p>
          </draw:text-box>
        </draw:frame>
        <draw:frame draw:style-name="gr95" draw:text-style-name="P41" xml:id="id109" draw:id="id109" draw:layer="layout" svg:width="2.037cm" svg:height="0.911cm" svg:x="7.712cm" svg:y="10.673cm">
          <draw:text-box>
            <text:p text:style-name="P12"><text:span text:style-name="T34">tun0</text:span></text:p>
            <text:p text:style-name="P12"><text:span text:style-name="T34">10.177.77.b</text:span></text:p>
          </draw:text-box>
        </draw:frame>
        <draw:connector draw:style-name="gr48" draw:text-style-name="P1" draw:layer="layout" draw:type="lines" svg:x1="9.749cm" svg:y1="11.128cm" svg:x2="9.307cm" svg:y2="12.476cm" draw:start-shape="id109" draw:start-glue-point="1" svg:d="m9749 11128h513l-955 1348v0">
          <text:p/>
        </draw:connector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draw:frame draw:style-name="gr35" draw:text-style-name="P36" draw:layer="layout" svg:width="1.996cm" svg:height="0.887cm" svg:x="17.65cm" svg:y="10.709cm">
          <draw:text-box>
            <text:p text:style-name="P12"><text:span text:style-name="T15">eth2:1</text:span></text:p>
            <text:p text:style-name="P12"><text:span text:style-name="T15">172.16.65.1</text:span></text:p>
          </draw:text-box>
          <draw:glue-point draw:id="4" svg:x="-2.439cm" svg:y="-4.994cm"/>
        </draw:frame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10" draw:id="id110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11" draw:id="id111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10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11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12" draw:start-glue-point="1" draw:end-shape="id110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113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3.2.185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741cm" svg:height="0.645cm" svg:x="8.757cm" svg:y="9.484cm">
          <draw:text-box>
            <text:p text:style-name="P11"><text:span text:style-name="T13">172.16.63.131</text:span></text:p>
          </draw:text-box>
        </draw:frame>
        <draw:frame draw:style-name="gr106" draw:text-style-name="P51" draw:layer="layout" svg:width="22.86cm" svg:height="8.736cm" svg:x="2.54cm" svg:y="11.422cm">
          <draw:text-box>
            <text:p text:style-name="P48"><text:span text:style-name="T40">VPS Server IPTABLES Configuration</text:span></text:p>
            <text:p text:style-name="P49"><text:span text:style-name="T41">iptables -P INPUT DROP</text:span></text:p>
            <text:p text:style-name="P49"><text:span text:style-name="T41">iptables -P FORWARD DROP</text:span></text:p>
            <text:p text:style-name="P50"><text:span text:style-name="T41">iptables -p OUTPUT DROP</text:span></text:p>
            <text:p text:style-name="P50"><text:span text:style-name="T41">iptables -A INPUT -p tcp --dport 22 -j ACCEPT</text:span></text:p>
            <text:p text:style-name="P50"><text:span text:style-name="T41">iptables -A OUTPUT -p tcp --sport 22 -j ACCEPT</text:span></text:p>
            <text:p text:style-name="P50"><text:span text:style-name="T42">DNAT</text:span></text:p>
            <text:p text:style-name="P49"><text:span text:style-name="T43">iptables -t nat -A PREROUTING -i eth0 -p tcp --sport 1024:65535 -d 10.3.2.174 --dport 53 -j DNAT --to-destination 172.16.63.101:443</text:span></text:p>
            <text:p text:style-name="P49"><text:span text:style-name="T43">iptables -t nat -A PREROUTING -i eth0 -p tcp --sport 1024:65535 -d 10.3.2.174 --dport 80 -j DNAT --to-destination 172.16.63.101:443</text:span></text:p>
            <text:p text:style-name="P49"><text:span text:style-name="T43">iptables -t nat -A PREROUTING -i eth0 -p tcp --sport 1024:65535 -d 10.3.2.174 --dport 443 -j DNAT --to-destination 172.16.63.101:443</text:span></text:p>
            <text:p text:style-name="P49"><text:span text:style-name="T44">FORWARDING</text:span></text:p>
            <text:p text:style-name="P49"><text:span text:style-name="T43">iptables -A FORWARD -i eth0 -o p3p2 -m state --state ESTABLISHED,RELATED -j ACCEPT</text:span></text:p>
            <text:p text:style-name="P49"><text:span text:style-name="T43">iptables -A FORWARD -i p3p2 -o eth0 -m state --state ESTABLISHED,RELATED -j ACCEPT</text:span></text:p>
            <text:p text:style-name="P49"><text:span text:style-name="T43">iptables -A FORWARD -i eth0 -o p3p2 -p tcp --sport 1024:65535 -d 172.16.63.101 --dport 53 -m state --state NEW -j ACCEPT</text:span></text:p>
            <text:p text:style-name="P49"><text:span text:style-name="T43">iptables -A FORWARD -i eth0 -o p3p2 -p tcp --sport 1024:65535 -d 172.16.63.101 --dport 80 -m state --state NEW -j ACCEPT</text:span></text:p>
            <text:p text:style-name="P49"><text:span text:style-name="T43">iptables -A FORWARD -i eth0 -o p3p2 -p tcp --sport 1024:65535 -d 172.16.63.101 --dport 443 -m state --state NEW -j ACCEPT</text:span></text:p>
            <text:p text:style-name="P49"><text:span text:style-name="T44">SNAT</text:span></text:p>
            <text:p text:style-name="P49"><text:span text:style-name="T43">iptables -t nat -A POSTROUTING -o p3p2 -j MASQUERADE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162cm" svg:height="0.569cm" svg:x="8.554cm" svg:y="5.182cm">
          <draw:text-box>
            <text:p text:style-name="P11"><text:span text:style-name="T15">p3p2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12" draw:id="id112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3" draw:id="id113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6" draw:id="id116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3.2.125</text:span></text:p>
          </draw:text-box>
        </draw:frame>
        <draw:g xml:id="id114" draw:id="id114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15" draw:id="id115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14" draw:start-glue-point="4" draw:end-shape="id115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14" draw:start-glue-point="5" draw:end-shape="id116" svg:d="m16442 8255 5522 888">
          <text:p/>
        </draw:connector>
        <draw:frame draw:style-name="gr35" draw:text-style-name="P39" draw:layer="layout" svg:width="2.132cm" svg:height="0.645cm" svg:x="24.669cm" svg:y="6.316cm">
          <draw:text-box>
            <text:p text:style-name="P11"><text:span text:style-name="T13">10.3.2.113</text:span></text:p>
          </draw:text-box>
        </draw:frame>
        <draw:connector draw:style-name="gr42" draw:text-style-name="P1" draw:layer="layout" draw:type="line" svg:x1="24.639cm" svg:y1="7.043cm" svg:x2="26.162cm" svg:y2="7.047cm" draw:start-shape="id115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3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17" draw:id="id117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18" draw:id="id118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17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18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19" draw:start-glue-point="1" draw:end-shape="id117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20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19" draw:id="id119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0" draw:id="id120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3" draw:id="id123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6.5.196</text:span></text:p>
          </draw:text-box>
        </draw:frame>
        <draw:g xml:id="id121" draw:id="id121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22" draw:id="id122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21" draw:start-glue-point="4" draw:end-shape="id122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21" draw:start-glue-point="5" draw:end-shape="id123" svg:d="m16442 8255 5522 888">
          <text:p/>
        </draw:connector>
        <draw:frame draw:style-name="gr35" draw:text-style-name="P39" draw:layer="layout" svg:width="2.157cm" svg:height="0.645cm" svg:x="24.669cm" svg:y="6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7.043cm" svg:x2="26.162cm" svg:y2="7.047cm" draw:start-shape="id122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106" draw:text-style-name="P51" draw:layer="layout" svg:width="22.86cm" svg:height="8.736cm" svg:x="2.54cm" svg:y="11.422cm">
          <draw:text-box>
            <text:p text:style-name="P48"><text:span text:style-name="T40">VPS Server IPTABLES Configuration</text:span></text:p>
            <text:p text:style-name="P49"><text:span text:style-name="T41">iptables -P INPUT DROP</text:span></text:p>
            <text:p text:style-name="P49"><text:span text:style-name="T41">iptables -P FORWARD DROP</text:span></text:p>
            <text:p text:style-name="P50"><text:span text:style-name="T41">iptables -p OUTPUT DROP</text:span></text:p>
            <text:p text:style-name="P50"><text:span text:style-name="T41">iptables -A INPUT -p tcp --dport 22 -j ACCEPT</text:span></text:p>
            <text:p text:style-name="P50"><text:span text:style-name="T41">iptables -A OUTPUT -p tcp --sport 22 -j ACCEPT</text:span></text:p>
            <text:p text:style-name="P50"><text:span text:style-name="T42">DNAT</text:span></text:p>
            <text:p text:style-name="P49"><text:span text:style-name="T43">iptables -t nat -A PREROUTING -i eth0 -p tcp --sport 1024:65535 -d 10.3.2.174 --dport 53 -j DNAT --to-destination 172.16.63.101:443</text:span></text:p>
            <text:p text:style-name="P49"><text:span text:style-name="T43">iptables -t nat -A PREROUTING -i eth0 -p tcp --sport 1024:65535 -d 10.3.2.174 --dport 80 -j DNAT --to-destination 172.16.63.101:443</text:span></text:p>
            <text:p text:style-name="P49"><text:span text:style-name="T43">iptables -t nat -A PREROUTING -i eth0 -p tcp --sport 1024:65535 -d 10.3.2.174 --dport 443 -j DNAT --to-destination 172.16.63.101:443</text:span></text:p>
            <text:p text:style-name="P49"><text:span text:style-name="T44">FORWARDING</text:span></text:p>
            <text:p text:style-name="P49"><text:span text:style-name="T43">iptables -A FORWARD -i eth0 -o p3p2 -m state --state ESTABLISHED,RELATED -j ACCEPT</text:span></text:p>
            <text:p text:style-name="P49"><text:span text:style-name="T43">iptables -A FORWARD -i p3p2 -o eth0 -m state --state ESTABLISHED,RELATED -j ACCEPT</text:span></text:p>
            <text:p text:style-name="P49"><text:span text:style-name="T43">iptables -A FORWARD -i eth0 -o p3p2 -p tcp --sport 1024:65535 -d 172.16.63.101 --dport 53 -m state --state NEW -j ACCEPT</text:span></text:p>
            <text:p text:style-name="P49"><text:span text:style-name="T43">iptables -A FORWARD -i eth0 -o p3p2 -p tcp --sport 1024:65535 -d 172.16.63.101 --dport 80 -m state --state NEW -j ACCEPT</text:span></text:p>
            <text:p text:style-name="P49"><text:span text:style-name="T43">iptables -A FORWARD -i eth0 -o p3p2 -p tcp --sport 1024:65535 -d 172.16.63.101 --dport 443 -m state --state NEW -j ACCEPT</text:span></text:p>
            <text:p text:style-name="P49"><text:span text:style-name="T44">SNAT</text:span></text:p>
            <text:p text:style-name="P49"><text:span text:style-name="T43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4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24" draw:id="id124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25" draw:id="id125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24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25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26" draw:start-glue-point="1" draw:end-shape="id124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27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26" draw:id="id126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7" draw:id="id127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0" draw:id="id130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128" draw:id="id128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129" draw:id="id129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128" draw:start-glue-point="4" draw:end-shape="id129" svg:d="m16442 7748 5535-2705">
          <text:p/>
        </draw:connector>
        <draw:frame draw:style-name="gr35" draw:text-style-name="P39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2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128" draw:start-glue-point="5" draw:end-shape="id130" svg:d="m16442 8255 5522 1988">
          <text:p/>
        </draw:connector>
        <draw:frame draw:style-name="gr35" draw:text-style-name="P39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129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43" draw:text-style-name="P19" draw:layer="layout" svg:width="4.223cm" svg:height="1.523cm" svg:x="11.943cm" svg:y="9.0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5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132DT22H19M41S</meta:editing-duration>
    <meta:editing-cycles>182</meta:editing-cycles>
    <dc:date>2013-10-01T10:34:27</dc:date>
    <meta:generator>LibreOffice/3.4$Unix LibreOffice_project/340m1$Build-402</meta:generator>
    <meta:print-date>2013-07-16T15:41:22</meta:print-date>
    <meta:document-statistic meta:object-count="1023"/>
    <meta:user-defined meta:name="Classification">SECRET//NOFORN</meta:user-defined>
  </office:meta>
</office:document-meta>
</file>